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1" style:family="table">
      <style:table-properties style:width="17cm" table:align="left" style:writing-mode="lr-tb"/>
    </style:style>
    <style:style style:name="Tabela11.A" style:family="table-column">
      <style:table-column-properties style:column-width="17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3.016cm" style:rel-column-width="11624*"/>
    </style:style>
    <style:style style:name="Tabela12.B" style:family="table-column">
      <style:table-column-properties style:column-width="5.486cm" style:rel-column-width="21142*"/>
    </style:style>
    <style:style style:name="Tabela12.C" style:family="table-column">
      <style:table-column-properties style:column-width="1.716cm" style:rel-column-width="6614*"/>
    </style:style>
    <style:style style:name="Tabela12.D" style:family="table-column">
      <style:table-column-properties style:column-width="6.786cm" style:rel-column-width="26155*"/>
    </style:style>
    <style:style style:name="Tabela12.1" style:family="table-row">
      <style:table-row-properties fo:background-color="transparent" style:keep-together="true" fo:keep-together="auto">
        <style:background-image/>
      </style:table-row-properties>
    </style:style>
    <style:style style:name="Tabela12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2.B1" style:family="table-cell">
      <style:table-cell-properties fo:padding="0.097cm" fo:border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D3" style:family="table-cell">
      <style:table-cell-properties fo:padding="0.097cm" fo:border="none"/>
    </style:style>
    <style:style style:name="Tabela13" style:family="table">
      <style:table-properties style:width="17cm" table:align="left" style:writing-mode="lr-tb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fo:padding="0.097cm" fo:border="0.002cm solid #000000"/>
    </style:style>
    <style:style style:name="Tabela14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4.A" style:family="table-column">
      <style:table-column-properties style:column-width="4.905cm"/>
    </style:style>
    <style:style style:name="Tabela14.B" style:family="table-column">
      <style:table-column-properties style:column-width="12.095cm"/>
    </style:style>
    <style:style style:name="Tabela14.1" style:family="table-row">
      <style:table-row-properties fo:background-color="transparent" style:keep-together="true" fo:keep-together="auto">
        <style:background-image/>
      </style:table-row-properties>
    </style:style>
    <style:style style:name="Tabela14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4.B1" style:family="table-cell">
      <style:table-cell-properties fo:padding="0.097cm" fo:border="0.002cm solid #000000"/>
    </style:style>
    <style:style style:name="Tabela15" style:family="table">
      <style:table-properties style:width="17cm" table:align="left" style:writing-mode="lr-tb"/>
    </style:style>
    <style:style style:name="Tabela15.A" style:family="table-column">
      <style:table-column-properties style:column-width="1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padding="0.097cm" fo:border="0.002cm solid #000000"/>
    </style:style>
    <style:style style:name="Table1" style:family="table">
      <style:table-properties style:width="17.004cm" fo:margin-left="0cm" table:align="left"/>
    </style:style>
    <style:style style:name="Table1.A" style:family="table-column">
      <style:table-column-properties style:column-width="2.628cm"/>
    </style:style>
    <style:style style:name="Table1.B" style:family="table-column">
      <style:table-column-properties style:column-width="3.692cm"/>
    </style:style>
    <style:style style:name="Table1.C" style:family="table-column">
      <style:table-column-properties style:column-width="5.022cm"/>
    </style:style>
    <style:style style:name="Table1.D" style:family="table-column">
      <style:table-column-properties style:column-width="5.662cm"/>
    </style:style>
    <style:style style:name="Table1.1" style:family="table-row">
      <style:table-row-properties style:min-row-height="0.422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="0.002cm solid #000000"/>
    </style:style>
    <style:style style:name="Table1.D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P3" style:family="paragraph" style:parent-style-name="Footnote">
      <style:text-properties style:font-name="Arial" fo:font-size="8pt" style:font-size-asian="8pt"/>
    </style:style>
    <style:style style:name="P4" style:family="paragraph" style:parent-style-name="Footnote">
      <style:paragraph-properties fo:text-align="start" style:justify-single-word="false" style:vertical-align="auto"/>
      <style:text-properties style:font-name="Arial" fo:font-size="8pt" fo:language="sl" fo:country="SI" style:font-size-asian="8pt" style:language-asian="zh" style:country-asian="CN"/>
    </style:style>
    <style:style style:name="P5" style:family="paragraph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Default">
      <style:text-properties fo:font-size="10pt" style:font-size-asian="10pt" style:font-size-complex="10pt"/>
    </style:style>
    <style:style style:name="P7" style:family="paragraph" style:parent-style-name="Default">
      <style:text-properties style:font-name="Arial CE" fo:font-size="10pt" fo:font-style="italic" fo:font-weight="bold" style:font-name-asian="Arial CE" style:font-size-asian="10pt" style:font-style-asian="italic" style:font-weight-asian="bold" style:font-name-complex="Arial CE" style:font-size-complex="10pt" style:font-style-complex="italic" style:font-weight-complex="bold"/>
    </style:style>
    <style:style style:name="P8" style:family="paragraph" style:parent-style-name="Default">
      <style:text-properties style:font-name="Arial CE" fo:font-size="10pt" style:font-name-asian="Arial CE" style:font-size-asian="10pt" style:font-name-complex="Arial CE" style:font-size-complex="10pt"/>
    </style:style>
    <style:style style:name="P9" style:family="paragraph" style:parent-style-name="Default">
      <style:text-properties fo:font-size="7pt" fo:font-weight="bold" style:font-name-asian="Times New Roman" style:font-size-asian="7pt" style:language-asian="sl" style:country-asian="SI" style:font-weight-asian="bold" style:font-name-complex="Times New Roman" style:font-size-complex="7pt" style:font-weight-complex="bold"/>
    </style:style>
    <style:style style:name="P10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1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12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</style:style>
    <style:style style:name="P13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4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5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16" style:family="paragraph" style:parent-style-name="Standard">
      <style:paragraph-properties fo:margin-left="0cm" fo:margin-right="0.305cm" fo:text-align="justify" style:justify-single-word="false" fo:text-indent="0cm" style:auto-text-indent="fals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305cm" fo:text-align="justify" style:justify-single-word="false" fo:text-indent="0cm" style:auto-text-indent="false" fo:break-before="page">
        <style:tab-stops>
          <style:tab-stop style:position="1.161cm"/>
        </style:tab-stops>
      </style:paragraph-properties>
      <style:text-properties fo:color="#000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Default" style:master-page-name="Standard">
      <style:paragraph-properties style:page-number="auto"/>
    </style:style>
    <style:style style:name="P19" style:family="paragraph" style:parent-style-name="Heading_20_1">
      <style:text-properties fo:font-size="2pt" style:font-size-asian="2pt" style:font-size-complex="2pt"/>
    </style:style>
    <style:style style:name="T1" style:family="text">
      <style:text-properties style:font-name="Arial CE" fo:font-size="8pt" fo:font-style="italic" style:font-name-asian="Arial CE" style:font-size-asian="8pt" style:font-style-asian="italic" style:font-name-complex="Arial CE" style:font-size-complex="8pt" style:font-style-complex="italic"/>
    </style:style>
    <style:style style:name="T2" style:family="text">
      <style:text-properties style:font-name="Arial CE" fo:font-size="10pt" fo:font-weight="bold" style:font-name-asian="Arial CE" style:font-size-asian="10pt" style:font-weight-asian="bold" style:font-name-complex="Arial CE" style:font-size-complex="10pt" style:font-weight-complex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sl" fo:country="SI" style:font-size-asian="10pt" style:language-asian="zh" style:country-asian="CN" style:font-size-complex="10pt"/>
    </style:style>
    <style:style style:name="T6" style:family="text"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language="sl" fo:country="SI" fo:font-style="normal" fo:font-weight="bold" style:language-asian="zh" style:country-asian="CN" style:font-style-asian="normal" style:font-weight-asian="bold" style:font-style-complex="normal" style:font-weight-complex="bold"/>
    </style:style>
    <style:style style:name="T9" style:family="text">
      <style:text-properties style:font-name="Arial Narrow" fo:font-weight="bold" style:font-weight-asian="bold"/>
    </style:style>
    <style:style style:name="T10" style:family="text">
      <style:text-properties fo:color="#000000" style:font-name="Arial CE" fo:font-size="10pt" fo:language="sl" fo:country="SI" style:font-name-asian="Arial CE" style:font-size-asian="10pt" style:language-asian="zh" style:country-asian="CN" style:font-name-complex="Arial CE" style:font-size-complex="10pt"/>
    </style:style>
    <style:style style:name="T11" style:family="text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T12" style:family="text">
      <style:text-properties fo:language="sl" fo:country="SI" fo:font-style="normal" fo:font-weight="bold" style:language-asian="zh" style:country-asian="CN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text:p text:style-name="P18"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get text:name="zahtevek" office:value-type="string"/><text:variable-set text:name="zahtevek" office:value-type="string">[#list imetniki as imetnik]</text:variable-set></text:p>
      <text:h text:style-name="P19" text:outline-level="1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1"><text:span text:style-name="T2">Izpolni bodoči imetnik potrdila</text:span><text:span text:style-name="Footnote_20_Symbol"><text:span text:style-name="T9"><text:note text:id="ftn1" text:note-class="footnote"><text:note-citation>1</text:note-citation><text:note-body><text:p text:style-name="P4">V primeru zahtevka za več bodočih imetnikov hkrati je potrebno pripraviti in izpolniti ustrezno število te strani.</text:p></text:note-body></text:note></text:span></text:span></text:p>
          </table:table-cell>
        </table:table-row>
        <table:table-row table:style-name="Tabela11.1">
          <table:table-cell table:style-name="Tabela11.A2" office:value-type="string">
            <text:p text:style-name="P7">Podatki o bodočem imetniku</text:p>
          </table:table-cell>
        </table:table-row>
      </table:table>
      <text:p text:style-name="P6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11">Ime: </text:p>
          </table:table-cell>
          <table:table-cell table:style-name="Tabela12.B1" office:value-type="string">
            <text:p text:style-name="P10"><text:bookmark-start text:name="__DdeLink__23640_1091673197"/><text:bookmark-start text:name="__DdeLink__18588_1091673197"/><text:bookmark text:name="Besedilo30"/><text:variable-set text:name="zahtevek" office:value-type="string">${imetnik.ime}</text:variable-set><text:bookmark-end text:name="__DdeLink__23640_1091673197"/><text:bookmark-end text:name="__DdeLink__18588_1091673197"/></text:p>
          </table:table-cell>
          <table:table-cell table:style-name="Tabela12.A1" office:value-type="string">
            <text:p text:style-name="P11">Priimek: </text:p>
          </table:table-cell>
          <table:table-cell table:style-name="Tabela12.B1" office:value-type="string">
            <text:p text:style-name="P10"><text:bookmark-start text:name="__DdeLink__569_699591415"/><text:bookmark text:name="Besedilo31"/><text:variable-set text:name="zahtevek" office:value-type="string">${imetnik.priimek}</text:variable-set><text:bookmark-end text:name="__DdeLink__569_699591415"/></text:p>
          </table:table-cell>
        </table:table-row>
        <table:table-row table:style-name="Tabela12.1">
          <table:table-cell table:style-name="Tabela12.A1" office:value-type="string">
            <text:p text:style-name="P12"><text:span text:style-name="T10">Davčna številka</text:span><text:span text:style-name="Footnote_20_Symbol"><text:span text:style-name="T5"><text:note text:id="ftn2" text:note-class="footnote"><text:note-citation>2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 </text:span></text:p>
          </table:table-cell>
          <table:table-cell table:style-name="Tabela12.B2" office:value-type="string">
            <text:p text:style-name="P10"><text:bookmark text:name="Besedilo32"/><text:variable-set text:name="zahtevek" office:value-type="string">${imetnik.davcna}</text:variable-set></text:p>
          </table:table-cell>
          <table:table-cell table:style-name="Tabela12.A1" office:value-type="string">
            <text:p text:style-name="P12"><text:span text:style-name="T11">EMŠO</text:span><text:span text:style-name="Footnote_20_Symbol"><text:span text:style-name="T5"><text:note text:id="ftn3" text:note-class="footnote"><text:note-citation>3</text:note-citation><text:note-body><text:p text:style-name="P4">Podatek je potreben za opravljanje večine storitev na elektronski način v skladu z nameni uporabe potrdila, kot je določeno v Politiki SIGOV-CA, ni pa obvezen.</text:p></text:note-body></text:note></text:span></text:span><text:span text:style-name="T5">:</text:span></text:p>
          </table:table-cell>
          <table:table-cell table:style-name="Tabela12.B2" office:value-type="string">
            <text:p text:style-name="P10"><text:bookmark text:name="Besedilo33"/><text:variable-set text:name="zahtevek" office:value-type="string">${imetnik.emso}</text:variable-set></text:p>
          </table:table-cell>
        </table:table-row>
        <table:table-row table:style-name="Tabela12.1">
          <table:table-cell table:style-name="Tabela12.A1" office:value-type="string">
            <text:p text:style-name="P11">E-naslov:</text:p>
          </table:table-cell>
          <table:table-cell table:style-name="Tabela12.B2" office:value-type="string">
            <text:p text:style-name="P10"><text:bookmark text:name="Besedilo34"/><text:variable-set text:name="zahtevek" office:value-type="string">${imetnik.ENaslov}</text:variable-set></text:p>
          </table:table-cell>
          <table:table-cell table:style-name="Tabela12.A1" office:value-type="string">
            <text:p text:style-name="P11"/>
          </table:table-cell>
          <table:table-cell table:style-name="Tabela12.D3" office:value-type="string">
            <text:p text:style-name="P10"/>
          </table:table-cell>
        </table:table-row>
      </table:table>
      <text:p text:style-name="P6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5">Podatki o digitalnem potrdilu</text:p>
          </table:table-cell>
        </table:table-row>
      </table:table>
      <text:p text:style-name="P6"/>
      <text:p text:style-name="P6">Želim pridobiti potrdilo: <text:span text:style-name="T12"><text:variable-set text:name="zahtevek" office:value-type="string">${imetnik.potrdilo}</text:variable-set></text:span></text:p>
      <text:p text:style-name="Default"/>
      <text:p text:style-name="Default"/>
      <text:p text:style-name="Default"/>
      <text:p text:style-name="P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2"><text:span text:style-name="T5">Geslo za preklic potrdila</text:span><text:span text:style-name="Footnote_20_Symbol"><text:span text:style-name="T3"><text:note text:id="ftn4" text:note-class="footnote"><text:note-citation>4</text:note-citation><text:note-body><text:p text:style-name="P3">Geslo za preklic potrdila je namenjeno preklicu po telefonu v skladu s Politiko SIGOV-CA. Dolgo je lahko do dvajset (20) alfanumeričnih znakov, sprememba gesla pa je možna le osebno pri SIGOV-CA ali z zašifriranim in digitalno podpisanim zahtevkom z veljavnim potrdilom.</text:p></text:note-body></text:note></text:span></text:span>:</text:p>
          </table:table-cell>
          <table:table-cell table:style-name="Tabela14.B1" office:value-type="string">
            <text:p text:style-name="P10"><text:bookmark text:name="Besedilo37"/><text:variable-set text:name="zahtevek" office:value-type="string">${imetnik.gesloZaPreklic}</text:variable-set></text:p>
          </table:table-cell>
        </table:table-row>
      </table:table>
      <text:p text:style-name="P6"/>
      <text:p text:style-name="Default"><text:span text:style-name="T4">Želim pridobiti digitalno potrdilo na pametni kartici</text:span><text:span text:style-name="T4"><text:note text:id="ftn5" text:note-class="footnote"><text:note-citation>5</text:note-citation><text:note-body><text:p text:style-name="P4">Evropska in slovenska zakonodaja določata, da potrdilo, prevzeto na varno sredstvo za elektronsko podpisovanje, omogoča izdelovanje elektronskega podpisa, ki je enakovreden lastnoročnemu podpisu. Spletna in posebna kvalificirana digitalna potrdila SIGOV-CA za zaposlene in splošne nazive se praviloma izdajo kot potrdila z obvezno uporabo pametnih kartic in so na podlagi odobrenega zahtevka prevzeta neposredno na imetnikovo pametno kartico. Izjemoma lahko bodoči imetnik zahteva drugače, če uporaba pametne kartice v njegovem okolju s tehničnega vidika ni mogoča.</text:p></text:note-body></text:note></text:span><text:span text:style-name="T4">: </text:span><text:bookmark text:name="Besedilo39"/><text:span text:style-name="T6"><text:variable-set text:name="zahtevek" office:value-type="string">${imetnik.potNaPametnikKartici}</text:variable-set></text:span></text:p>
      <text:p text:style-name="P2"/>
      <text:p text:style-name="P2">Obrazložitev: Prevzem potrdila bo na varen način izveden v instituciji </text:p>
      <text:p text:style-name="P6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5">Podatki o opremi (izpolnite v primeru, če ste izbrali digitalno potrdilo na pametni kartici)</text:p>
          </table:table-cell>
        </table:table-row>
      </table:table>
      <text:p text:style-name="P6"/>
      <text:p text:style-name="P6">Imam pametno kartico:<text:span text:style-name="T7"> </text:span><text:bookmark text:name="Besedilo40"/><text:span text:style-name="T8"><text:variable-set text:name="zahtevek" office:value-type="string">${imetnik.imaPametnoKartico}</text:variable-set></text:span></text:p>
      <text:p text:style-name="P8">Imam čitalec (bodisi vgrajen v tipkovnico ali zunanji čitalec): <text:span text:style-name="T12"><text:variable-set text:name="zahtevek" office:value-type="string">${imetnik.imaCitalec}</text:variable-set></text:span></text:p>
      <text:p text:style-name="Default"/>
      <text:p text:style-name="Standard"><text:span text:style-name="T1">S svojim podpisom soglašam, da se za izpolnitev tega zahtevka preverijo moji osebni podatki v Registru davčnih zavezancev, ter jamčim, da sem seznanjen(a) in da se strinjam z določili iz trenutno veljavne Politike SIGOV-CA. Strinjam se, da je v primeru objave nove politike</text:span><text:span text:style-name="Footnote_20_Symbol"><text:span text:style-name="T1"><text:note text:id="ftn6" text:note-class="footnote"><text:note-citation>6</text:note-citation><text:note-body><text:p text:style-name="P3">V primeru spremembe Politike SIGOV-CA se le-ta javno objavi osem (8) dni preden stopi v veljavo. Z dnem veljavnosti nove politike pa so vsa potrdila izdana po tej politiki.</text:p></text:note-body></text:note></text:span></text:span><text:span text:style-name="T1">, z dnem veljavnosti le-te, potrdilo iz tega zahtevka izdano po novi politiki. S svojim podpisom jamčim za resničnost navedenih podatkov ter pooblaščam SIGOV-CA, da moje osebne podatke iz tega zahtevka obdeluje za namene elektronskega poslovanja v skladu s Politiko SIGOV-CA ter zakonoma ZEPEP</text:span><text:span text:style-name="Footnote_20_Symbol"><text:span text:style-name="T1"><text:note text:id="ftn7" text:note-class="footnote"><text:note-citation>7</text:note-citation><text:note-body><text:p text:style-name="P3">Zakon o elektronskem poslovanju in elektronskem podpisu (Uradni list RS št. 57/2000, 25/2004 in 98/2004) </text:p></text:note-body></text:note></text:span></text:span><text:span text:style-name="T1"> in ZVOP</text:span><text:span text:style-name="Footnote_20_Symbol"><text:span text:style-name="T1"><text:note text:id="ftn8" text:note-class="footnote"><text:note-citation>8</text:note-citation><text:note-body><text:p text:style-name="P3">Zakon o varstvu osebnih podatkov (Uradni list RS št. 94/2007)</text:p></text:note-body></text:note></text:span></text:span><text:span text:style-name="T1">. Seznanjen(a) sem, da je oprema (pametna kartica, zunanji čitalec, če je bil dodeljen), ki jo bom prejel(a), last Vrhovnega sodišča Republike Slovenije. Z opremo bom ravnal(a) odgovorno in jo bom, po prenehanju uporabe digitalnega potrdila SIGOV-CA, za katerega sem podal(a) ta zahtevek, vrnil(a) na naslov Vrhovnega sodišča Republike Slovenije.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Kraj in datum:</text:p>
          </table:table-cell>
          <table:table-cell table:style-name="Table1.B1" office:value-type="string">
            <text:p text:style-name="P15"/>
          </table:table-cell>
          <table:table-cell table:style-name="Table1.A1" office:value-type="string">
            <text:p text:style-name="P14">Podpis bodočega imetnika:</text:p>
          </table:table-cell>
          <table:table-cell table:style-name="Table1.D1" office:value-type="string">
            <text:p text:style-name="P15"/>
          </table:table-cell>
        </table:table-row>
      </table:table>
      <text:p text:style-name="P16"><text:variable-set text:name="zahtevek" office:value-type="string">[#if imetnik_index +1&lt; imetniki?size]</text:variable-set></text:p>
      <text:p text:style-name="P17"><text:variable-set text:name="zahtevek" office:value-type="string">[/#if]</text:variable-set><text:variable-set text:name="zahtevek" office:value-type="string">[/#list]</text:variable-set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j</meta:initial-creator>
    <meta:creation-date>2013-08-26T19:49:00</meta:creation-date>
    <dc:date>2013-09-10T09:15:09.14</dc:date>
    <meta:generator>OpenOffice.org/3.3$Win32 OpenOffice.org_project/330m20$Build-9567</meta:generator>
    <meta:editing-duration>P4DT9H29M11S</meta:editing-duration>
    <meta:editing-cycles>47</meta:editing-cycles>
    <meta:document-statistic meta:table-count="6" meta:image-count="0" meta:object-count="0" meta:page-count="2" meta:paragraph-count="35" meta:word-count="481" meta:character-count="3350"/>
  </office:meta>
</office:document-meta>
</file>